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OS</text:p>
      <text:p text:style-name="P1"><text:tab/>Subprograms ML &amp; AL</text:p>
      <text:p text:style-name="P1"><text:tab/><text:tab/>Transfer of control</text:p>
      <text:p text:style-name="P1"><text:tab/><text:tab/><text:tab/>jal – jump &amp; link<text:line-break/><text:tab/><text:tab/><text:tab/><text:tab/>saved return addr in $31 = $ra</text:p>
      <text:p text:style-name="P1"><text:tab/><text:tab/><text:tab/>pc – addr of next instruction to execute</text:p>
      <text:p text:style-name="P1"/>
      <text:p text:style-name="P1"><text:tab/><text:tab/><text:tab/>control unit</text:p>
      <text:p text:style-name="P1"/>
      <text:p text:style-name="P1"><text:tab/><text:tab/><text:tab/>fetch –<text:tab/>consult pc</text:p>
      <text:p text:style-name="P1"><text:tab/><text:tab/><text:tab/><text:tab/><text:tab/>pick up instruction to IR</text:p>
      <text:p text:style-name="P1"><text:tab/><text:tab/><text:tab/><text:tab/><text:tab/>pc = pc + 4 (next instruction)</text:p>
      <text:p text:style-name="P1"><text:tab/><text:tab/><text:tab/><text:tab/>ALREADY INCRIMENTED BY 4</text:p>
      <text:p text:style-name="P1"/>
      <text:p text:style-name="P1"><text:tab/><text:tab/><text:tab/>parameters or arguments</text:p>
      <text:p text:style-name="P1"><text:tab/><text:tab/><text:tab/><text:tab/>param<text:tab/>-<text:tab/>formal (holding place)</text:p>
      <text:p text:style-name="P1"><text:tab/><text:tab/><text:tab/><text:tab/>args<text:tab/><text:tab/>-<text:tab/>actual passed value</text:p>
      <text:p text:style-name="P1"/>
      <text:p text:style-name="P1"><text:tab/><text:tab/><text:tab/>in machine language</text:p>
      <text:p text:style-name="P1"><text:tab/><text:tab/><text:tab/><text:tab/>register</text:p>
      <text:p text:style-name="P1"><text:tab/><text:tab/><text:tab/><text:tab/><text:tab/>4</text:p>
      <text:p text:style-name="P1"><text:tab/><text:tab/><text:tab/><text:tab/><text:tab/>$a0, $a1, $a2, $a3, $a4</text:p>
      <text:p text:style-name="P1"/>
      <text:p text:style-name="P1"><text:tab/><text:tab/><text:tab/><text:tab/><text:tab/>sqrt(x)</text:p>
      <text:p text:style-name="P1"/>
      <text:p text:style-name="P1"><text:tab/><text:tab/><text:tab/>return values</text:p>
      <text:p text:style-name="P1"><text:tab/><text:tab/><text:tab/><text:tab/>registers</text:p>
      <text:p text:style-name="P1"><text:tab/><text:tab/><text:tab/><text:tab/><text:tab/>$v0, $v1</text:p>
      <text:p text:style-name="P1"><text:tab/><text:tab/><text:tab/>______________________</text:p>
      <text:p text:style-name="P1"><text:tab/><text:tab/><text:tab/><text:tab/>sharing registers</text:p>
      <text:p text:style-name="P1"/>
      <text:p text:style-name="P1"/>
      <text:p text:style-name="P1"><text:tab/><text:tab/><text:tab/>prolog<text:tab/><text:tab/>- for every subprogram call</text:p>
      <text:p text:style-name="P1"><text:tab/><text:tab/><text:tab/>postlog<text:tab/><text:tab/>- for every subprogram call</text:p>
      <text:p text:style-name="P1"><text:tab/><text:tab/><text:tab/>save<text:tab/><text:tab/><text:tab/>- main memory</text:p>
      <text:p text:style-name="P1"><text:tab/><text:tab/><text:tab/>restore<text:tab/><text:tab/>- main memory</text:p>
      <text:p text:style-name="P1"><text:tab/><text:tab/><text:tab/>stack</text:p>
      <text:p text:style-name="P1"/>
      <text:p text:style-name="P1"><text:tab/><text:tab/><text:tab/>stack</text:p>
      <text:p text:style-name="P1"><text:tab/><text:tab/><text:tab/><text:tab/>convention</text:p>
      <text:p text:style-name="P1"><text:tab/><text:tab/><text:tab/><text:tab/><text:tab/>same save registers<text:tab/>$sx</text:p>
      <text:p text:style-name="P1"><text:tab/><text:tab/><text:tab/><text:tab/><text:tab/><text:tab/>only</text:p>
      <text:p text:style-name="P1"><text:tab/><text:tab/><text:tab/><text:tab/><text:tab/>not save temporaries $tx</text:p>
      <text:p text:style-name="P1"/>
      <text:p text:style-name="P1"><text:tab/><text:tab/><text:tab/></text:p>
      <text:p text:style-name="P1"/>
      <text:p text:style-name="P1"/>
      <text:p text:style-name="P1"/>
      <text:p text:style-name="P1"/>
      <text:p text:style-name="P1"><text:soft-page-break/>C:</text:p>
      <text:p text:style-name="P1"><text:tab/>int diff(int num1, num2)</text:p>
      <text:p text:style-name="P1"><text:tab/>{</text:p>
      <text:p text:style-name="P1"><text:tab/><text:tab/>return num1 – num2;</text:p>
      <text:p text:style-name="P1"><text:tab/>}</text:p>
      <text:p text:style-name="P1"/>
      <text:p text:style-name="P1"/>
      <text:p text:style-name="P1">MIPS:</text:p>
      <text:p text:style-name="P1"><text:tab/>7 instruction MIPS</text:p>
      <text:p text:style-name="P1"><text:tab/>calling program</text:p>
      <text:p text:style-name="P1"><text:tab/><text:tab/>.data</text:p>
      <text:p text:style-name="P1"><text:tab/><text:tab/>.</text:p>
      <text:p text:style-name="P1"><text:tab/><text:tab/>.</text:p>
      <text:p text:style-name="P1"><text:tab/><text:tab/>.</text:p>
      <text:p text:style-name="P1"><text:tab/>a:<text:tab/>.word<text:tab/>7</text:p>
      <text:p text:style-name="P1"><text:tab/>b:<text:tab/>.word<text:tab/>6</text:p>
      <text:p text:style-name="P1"><text:tab/><text:tab/>.</text:p>
      <text:p text:style-name="P1"><text:tab/><text:tab/>.</text:p>
      <text:p text:style-name="P1"><text:tab/><text:tab/>.</text:p>
      <text:p text:style-name="P1"><text:tab/><text:tab/>.text</text:p>
      <text:p text:style-name="P1"><text:tab/><text:tab/>.align 2</text:p>
      <text:p text:style-name="P1"><text:tab/><text:tab/>.global main</text:p>
      <text:p text:style-name="P1"><text:tab/>main:</text:p>
      <text:p text:style-name="P1"><text:tab/><text:tab/>.</text:p>
      <text:p text:style-name="P1"><text:tab/><text:tab/>.</text:p>
      <text:p text:style-name="P1"><text:tab/><text:tab/>.</text:p>
      <text:p text:style-name="P1"><text:tab/><text:tab/>lw $a0, a</text:p>
      <text:p text:style-name="P1"><text:tab/><text:tab/>lw $a1, b</text:p>
      <text:p text:style-name="P1"><text:tab/><text:tab/>jal diff</text:p>
      <text:p text:style-name="P1"><text:tab/>→<text:tab/>move $s0, $v0</text:p>
      <text:p text:style-name="P1"/>
      <text:p text:style-name="P1"/>
      <text:p text:style-name="P1"/>
      <text:p text:style-name="P1"/>
      <text:p text:style-name="P1"/>
      <text:p text:style-name="P1">MORE C:</text:p>
      <text:p text:style-name="P1"><text:tab/>f = diff1(a, sum(b, c))</text:p>
      <text:p text:style-name="P1"/>
      <text:p text:style-name="P1"><text:tab/>int diff1(int num1, int num2, int num3)</text:p>
      <text:p text:style-name="P1"><text:tab/>{</text:p>
      <text:p text:style-name="P1"><text:tab/><text:tab/>int x;</text:p>
      <text:p text:style-name="P1"><text:tab/><text:tab/>x = sum1(num2, num3);</text:p>
      <text:p text:style-name="P1"><text:tab/><text:tab/>return num1-x;</text:p>
      <text:p text:style-name="P1"><text:tab/>}</text:p>
      <text:p text:style-name="P1"/>
      <text:p text:style-name="P1"/>
      <text:p text:style-name="P1"/>
      <text:p text:style-name="P1"/>
      <text:p text:style-name="P1"/>
      <text:p text:style-name="P1"><text:soft-page-break/>MORE MIPS:</text:p>
      <text:p text:style-name="P1"/>
      <text:p text:style-name="P1">save registers<text:tab/><text:tab/>$s0, $s1</text:p>
      <text:p text:style-name="P1">argument registers<text:tab/>$a0, $a1</text:p>
      <text:p text:style-name="P1">return registers<text:tab/>$ra</text:p>
      <text:p text:style-name="P1"><text:tab/><text:tab/><text:tab/>total of 5 registers → 20 bytes</text:p>
      <text:p text:style-name="P1"/>
      <text:p text:style-name="P1"><text:tab/>diff1:</text:p>
      <text:p text:style-name="P1"><text:tab/><text:tab/>addi $sp, $sp, </text:p>
      <text:p text:style-name="P1"><text:tab/><text:tab/>sw $s0, 16($sp)</text:p>
      <text:p text:style-name="P1"><text:tab/><text:tab/>sw $s1, 12($sp)</text:p>
      <text:p text:style-name="P1"><text:tab/><text:tab/>sw $a0, 8($sp)</text:p>
      <text:p text:style-name="P1"><text:tab/><text:tab/>sw $a1, 4($sp)</text:p>
      <text:p text:style-name="P1"><text:tab/><text:tab/>sw $ra, 0($sp)</text:p>
      <text:p text:style-name="P1"><text:tab/><text:tab/>move $s1, $a0</text:p>
      <text:p text:style-name="P1"><text:tab/><text:tab/>lw $a0, $a1</text:p>
      <text:p text:style-name="P1"><text:tab/><text:tab/>lw $a1, $a23</text:p>
      <text:p text:style-name="P1"><text:tab/><text:tab/>jal sum1</text:p>
      <text:p text:style-name="P1"><text:tab/><text:tab/>sub $s0, $s1, $v0</text:p>
      <text:p text:style-name="P1"><text:tab/><text:tab/>move $v0, $s0</text:p>
      <text:p text:style-name="P1"><text:tab/><text:tab/>lw $ra, 0($sp)</text:p>
      <text:p text:style-name="P1"><text:tab/><text:tab/>lw $a1, 4($sp)</text:p>
      <text:p text:style-name="P1"><text:tab/><text:tab/>lw $a0, 8($sp)</text:p>
      <text:p text:style-name="P1"><text:tab/><text:tab/>lw $s1, 12($sp)</text:p>
      <text:p text:style-name="P1"><text:tab/><text:tab/>lw $s0, 16($sp)</text:p>
      <text:p text:style-name="P1"><text:tab/><text:tab/>addi $sp, $sp, 20</text:p>
      <text:p text:style-name="P1"><text:tab/><text:tab/>jr $ra</text:p>
      <text:p text:style-name="P1"/>
      <text:p text:style-name="P1"><text:tab/>sum1:</text:p>
      <text:p text:style-name="P1"><text:tab/><text:tab/>addi $sp, $sp, -4</text:p>
      <text:p text:style-name="P1"><text:tab/><text:tab/>sw $s0, 0($sp)</text:p>
      <text:p text:style-name="P1"><text:tab/><text:tab/>add $so, $a0, $a1</text:p>
      <text:p text:style-name="P1"><text:tab/><text:tab/>move $v0, $s0</text:p>
      <text:p text:style-name="P1"><text:tab/><text:tab/>lw2 $s0, 0($sp)</text:p>
      <text:p text:style-name="P1"><text:tab/><text:tab/>addi<text:tab/>$sp, $sp, 4</text:p>
      <text:p text:style-name="P1"><text:tab/><text:tab/>jr $ra</text:p>
      <text:p text:style-name="P1"/>
      <text:p text:style-name="P1"># Didn't have to save the ra and jump registers this time</text:p>
      <text:p text:style-name="P1"># because you aren't directly working with their val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10<text:tab/>ICN<text:tab/>2011110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1-01T10:10:29</meta:creation-date>
    <dc:date>2011-11-08T10:45:20</dc:date>
    <dc:creator>Braden Licastro</dc:creator>
    <meta:editing-duration>PT01H45M45S</meta:editing-duration>
    <meta:editing-cycles>23</meta:editing-cycles>
    <meta:generator>OpenOffice.org/3.2$Linux OpenOffice.org_project/320m12$Build-9483</meta:generator>
    <meta:document-statistic meta:table-count="0" meta:image-count="0" meta:object-count="0" meta:page-count="3" meta:paragraph-count="106" meta:word-count="315" meta:character-count="1780"/>
  </office:meta>
</office:document-meta>
</file>